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74af1" officeooo:paragraph-rsid="00174a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700 9/29/15</text:p>
      <text:p text:style-name="P1"/>
      <text:p text:style-name="P1">A language is a set of strings</text:p>
      <text:p text:style-name="P1">a string/program is a finite sequence of characters chosen from an alphabet.</text:p>
      <text:p text:style-name="P1">A grammar is a set of rules that describe the syntactically legal sentence</text:p>
      <text:p text:style-name="P1"/>
      <text:p text:style-name="P1">Lexical analyzer → converts program into a sequence of tokens</text:p>
      <text:p text:style-name="P1"><text:tab/>-could ignore</text:p>
      <text:p text:style-name="P1"><text:tab/><text:tab/>-whitespace</text:p>
      <text:p text:style-name="P1"><text:tab/><text:tab/>-comments</text:p>
      <text:p text:style-name="P1"><text:tab/><text:tab/>-pre-processor</text:p>
      <text:p text:style-name="P1">tokens → word in vocabulary of language</text:p>
      <text:p text:style-name="P1"><text:tab/>-KEYWORD</text:p>
      <text:p text:style-name="P1"><text:tab/>-LPAREN</text:p>
      <text:p text:style-name="P1"><text:tab/>-IDENTIFIER</text:p>
      <text:p text:style-name="P1"><text:tab/>-EQUALs</text:p>
      <text:p text:style-name="P1"><text:tab/>-NUMBER</text:p>
      <text:p text:style-name="P1"><text:tab/>-RPAREN</text:p>
      <text:p text:style-name="P1"><text:tab/>-LBR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0:55:25.460971120</dc:date>
    <dc:creator>jason </dc:creator>
    <meta:editing-duration>PT1M20S</meta:editing-duration>
    <meta:editing-cycles>1</meta:editing-cycles>
    <meta:document-statistic meta:table-count="0" meta:image-count="0" meta:object-count="0" meta:page-count="1" meta:paragraph-count="17" meta:word-count="64" meta:character-count="410" meta:non-whitespace-character-count="349"/>
    <meta:generator>LibreOffice/4.4.3.2$Linux_X86_64 LibreOffice_project/40m0$Build-2</meta:generator>
  </office:meta>
</office:document-meta>
</file>